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32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8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3"/>
        <table:table-column table:style-name="co19" table:default-cell-style-name="ce33"/>
        <table:table-column table:style-name="co20" table:default-cell-style-name="ce37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31" office:value-type="string">
            <text:p>QTD</text:p>
          </table:table-cell>
          <table:table-cell table:style-name="ce31" office:value-type="string">
            <text:p>DESCRIÇÃO</text:p>
          </table:table-cell>
          <table:table-cell table:style-name="ce35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68">
            <text:p>2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016">
            <text:p>1.0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2" office:value-type="float" office:value="15">
            <text:p>15</text:p>
          </table:table-cell>
          <table:table-cell table:style-name="ce32" office:value-type="string">
            <text:p>Xerox emitidos no mês</text:p>
          </table:table-cell>
          <table:table-cell table:style-name="ce36" table:formula="of:=[.C11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90">
            <text:p>49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490">
            <text:p>49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62">
            <text:p>16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Xerox emitidos no mês</text:p>
          </table:table-cell>
          <table:table-cell table:style-name="ce36" table:formula="of:=[.C24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Xerox emitidos no mês</text:p>
          </table:table-cell>
          <table:table-cell table:style-name="ce36" table:formula="of:=[.C25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80">
            <text:p>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7">
            <text:p>1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32" office:value-type="float" office:value="13">
            <text:p>13</text:p>
          </table:table-cell>
          <table:table-cell table:style-name="ce32" office:value-type="string">
            <text:p>Xerox emitidos no mês</text:p>
          </table:table-cell>
          <table:table-cell table:style-name="ce36" table:formula="of:=[.C30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T-IBAHA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3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NF Paulista</text:p>
          </table:table-cell>
          <table:table-cell table:style-name="ce36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15">
            <text:p>2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32">
            <text:p>32</text:p>
          </table:table-cell>
          <table:table-cell table:style-name="ce32" office:value-type="string">
            <text:p>Xerox emitidos no mês</text:p>
          </table:table-cell>
          <table:table-cell table:style-name="ce36" table:formula="of:=[.C37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4">
            <text:p>58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4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5">
            <text:p>18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Xerox emitidos no mês</text:p>
          </table:table-cell>
          <table:table-cell table:style-name="ce36" table:formula="of:=[.C47]*0.3" office:value-type="float" office:value="1.8">
            <text:p>1,8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82">
            <text:p>28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0">
            <text:p>14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AMIL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52]*0.3" office:value-type="float" office:value="0.3">
            <text:p>0,3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806">
            <text:p>80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55]*0.3" office:value-type="float" office:value="0.3">
            <text:p>0,3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65">
            <text:p>56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27">
            <text:p>22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35">
            <text:p>13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20">
            <text:p>1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LINICA-HISSAO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Xerox emitidos no mês</text:p>
          </table:table-cell>
          <table:table-cell table:style-name="ce36" table:formula="of:=[.C62]*0.3" office:value-type="float" office:value="0.9">
            <text:p>0,9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8">
            <text:p>20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68">
            <text:p>16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18">
            <text:p>21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53">
            <text:p>25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46">
            <text:p>46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4">
            <text:p>15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74">
            <text:p>17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GUARAN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79]*0.3" office:value-type="float" office:value="0.3">
            <text:p>0,3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1">
            <text:p>101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633">
            <text:p>63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632">
            <text:p>63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BIFOLHAS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Xerox emitidos no mês</text:p>
          </table:table-cell>
          <table:table-cell table:style-name="ce36" table:formula="of:=[.C84]*0.3" office:value-type="float" office:value="3">
            <text:p>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09">
            <text:p>40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93">
            <text:p>29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RAC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RACI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80">
            <text:p>28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60">
            <text:p>16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60">
            <text:p>16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0">
            <text:p>1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20">
            <text:p>3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IONSOFT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42">
            <text:p>14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5">
            <text:p>58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343">
            <text:p>34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65">
            <text:p>16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Xerox emitidos no mês</text:p>
          </table:table-cell>
          <table:table-cell table:style-name="ce36" table:formula="of:=[.C112]*0.3" office:value-type="float" office:value="1.8">
            <text:p>1,8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48">
            <text:p>14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5">
            <text:p>18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77">
            <text:p>77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3">
            <text:p>7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99">
            <text:p>49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Xerox emitidos no mês</text:p>
          </table:table-cell>
          <table:table-cell table:style-name="ce36" table:formula="of:=[.C118]*0.3" office:value-type="float" office:value="1.8">
            <text:p>1,8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46">
            <text:p>4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18">
            <text:p>21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35">
            <text:p>23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78">
            <text:p>17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28">
            <text:p>22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6">
            <text:p>20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60">
            <text:p>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1">
            <text:p>18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7">
            <text:p>7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33">
            <text:p>333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27">
            <text:p>22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27">
            <text:p>327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327">
            <text:p>32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61">
            <text:p>161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4">
            <text:p>20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04">
            <text:p>20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4">
            <text:p>5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2" office:value-type="float" office:value="5">
            <text:p>5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5">
            <text:p>10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2" office:value-type="float" office:value="21">
            <text:p>21</text:p>
          </table:table-cell>
          <table:table-cell table:style-name="ce32" office:value-type="string">
            <text:p>Xerox emitidos no mês</text:p>
          </table:table-cell>
          <table:table-cell table:style-name="ce36" table:formula="of:=[.C146]*0.3" office:value-type="float" office:value="6.3">
            <text:p>6,3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0">
            <text:p>14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9">
            <text:p>18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9">
            <text:p>18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0">
            <text:p>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36">
            <text:p>13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18">
            <text:p>11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13">
            <text:p>13</text:p>
          </table:table-cell>
          <table:table-cell table:style-name="ce32" office:value-type="string">
            <text:p>Xerox emitidos no mês</text:p>
          </table:table-cell>
          <table:table-cell table:style-name="ce36" table:formula="of:=[.C159]*0.3" office:value-type="float" office:value="3.9">
            <text:p>3,9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18">
            <text:p>11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100">
            <text:p>1.100,00</text:p>
          </table:table-cell>
          <table:table-cell table:style-name="ce38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2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4:16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6-06T14:16:43</dc:date>
    <meta:print-date>2009-07-16T11:00:49</meta:print-date>
    <dc:language>pt-BR</dc:language>
    <meta:editing-cycles>1026</meta:editing-cycles>
    <meta:editing-duration>P3DT6H11M38S</meta:editing-duration>
    <dc:creator>Guto Marcicano</dc:creator>
    <meta:document-statistic meta:table-count="2" meta:cell-count="224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